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/>
    </style:style>
    <style:style style:name="Table1.A" style:family="table-column">
      <style:table-column-properties style:column-width="1.5993in" style:rel-column-width="2303*"/>
    </style:style>
    <style:style style:name="Table1.B" style:family="table-column">
      <style:table-column-properties style:column-width="1.5597in" style:rel-column-width="2246*"/>
    </style:style>
    <style:style style:name="Table1.C" style:family="table-column">
      <style:table-column-properties style:column-width="1.2799in" style:rel-column-width="1843*"/>
    </style:style>
    <style:style style:name="Table1.E" style:family="table-column">
      <style:table-column-properties style:column-width="1.2063in" style:rel-column-width="1737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style:vertical-align="bottom"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officeooo:rsid="0010fca3" officeooo:paragraph-rsid="0009fcb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3560bd" officeooo:paragraph-rsid="0009fcb7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0pt" fo:font-weight="bold" officeooo:rsid="003560bd" officeooo:paragraph-rsid="0009fcb7" style:font-size-asian="8.75pt" style:font-weight-asian="bold" style:font-size-complex="10pt" style:font-weight-complex="bold"/>
    </style:style>
    <style:style style:name="P4" style:family="paragraph" style:parent-style-name="Standard">
      <style:paragraph-properties fo:break-before="page"/>
      <style:text-properties fo:font-weight="bold" officeooo:rsid="0010fca3" officeooo:paragraph-rsid="0009fcb7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font-size="12pt" fo:font-weight="normal" officeooo:rsid="00338d8f" officeooo:paragraph-rsid="0009fcb7" style:font-size-asian="12pt" style:font-weight-asian="normal" style:font-size-complex="12pt" style:font-weight-complex="normal"/>
    </style:style>
    <style:style style:name="P6" style:family="paragraph" style:parent-style-name="Table_20_Contents">
      <style:paragraph-properties fo:text-align="start" style:justify-single-word="false"/>
      <style:text-properties fo:font-size="12pt" fo:font-weight="normal" officeooo:rsid="0030cd01" officeooo:paragraph-rsid="0009fcb7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start" style:justify-single-word="false"/>
      <style:text-properties fo:font-size="12pt" fo:font-weight="normal" officeooo:rsid="003560bd" officeooo:paragraph-rsid="0009fcb7" style:font-size-asian="12pt" style:font-weight-asian="normal" style:font-size-complex="12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fo:font-size="12pt" fo:font-weight="bold" officeooo:rsid="002f6400" officeooo:paragraph-rsid="0009fcb7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size="12pt" fo:font-weight="bold" officeooo:rsid="003560bd" officeooo:paragraph-rsid="0009fcb7" style:font-size-asian="12pt" style:font-weight-asian="bold" style:font-size-complex="12pt" style:font-weight-complex="bold"/>
    </style:style>
    <style:style style:name="P10" style:family="paragraph" style:parent-style-name="Table_20_Contents" style:list-style-name="L3">
      <style:paragraph-properties fo:text-align="start" style:justify-single-word="false"/>
      <style:text-properties fo:font-size="12pt" fo:font-weight="bold" officeooo:rsid="003193d1" officeooo:paragraph-rsid="0009fcb7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fo:font-size="12pt" fo:font-weight="bold" officeooo:rsid="003193d1" officeooo:paragraph-rsid="0009fcb7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text-align="start" style:justify-single-word="false"/>
      <style:text-properties fo:font-size="12pt" fo:font-weight="bold" officeooo:rsid="003fc7d1" officeooo:paragraph-rsid="0009fcb7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694f2" officeooo:paragraph-rsid="0009fcb7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49650" officeooo:paragraph-rsid="0009fcb7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43718" officeooo:paragraph-rsid="0009fcb7" style:font-weight-asian="bold" style:font-weight-complex="bold"/>
    </style:style>
    <style:style style:name="P16" style:family="paragraph" style:parent-style-name="Table_20_Contents" style:list-style-name="L1">
      <style:text-properties fo:font-weight="bold" officeooo:rsid="00441da3" officeooo:paragraph-rsid="0009fcb7" style:font-weight-asian="bold" style:font-weight-complex="bold"/>
    </style:style>
    <style:style style:name="P17" style:family="paragraph" style:parent-style-name="Table_20_Contents" style:list-style-name="L1">
      <style:text-properties fo:font-weight="bold" officeooo:rsid="0045bd9a" officeooo:paragraph-rsid="0009fcb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size="10pt" fo:font-weight="normal" officeooo:rsid="0033d1de" officeooo:paragraph-rsid="0009fcb7" style:font-size-asian="10pt" style:font-weight-asian="normal" style:font-size-complex="10pt" style:font-weight-complex="normal"/>
    </style:style>
    <style:style style:name="P19" style:family="paragraph" style:parent-style-name="Table_20_Contents">
      <style:paragraph-properties fo:text-align="center" style:justify-single-word="false"/>
      <style:text-properties fo:font-size="10pt" fo:font-weight="normal" officeooo:rsid="00258c8c" officeooo:paragraph-rsid="0009fcb7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/>
      <style:text-properties fo:font-size="10pt" fo:font-weight="normal" officeooo:rsid="002694f2" officeooo:paragraph-rsid="0009fcb7" style:font-size-asian="10pt" style:font-weight-asian="normal" style:font-size-complex="10pt" style:font-weight-complex="normal"/>
    </style:style>
    <style:style style:name="P21" style:family="paragraph" style:parent-style-name="Table_20_Contents">
      <style:paragraph-properties fo:text-align="center" style:justify-single-word="false"/>
      <style:text-properties fo:font-size="10pt" fo:font-weight="normal" officeooo:rsid="003a1049" officeooo:paragraph-rsid="0009fcb7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0pt" officeooo:rsid="0033d1de" officeooo:paragraph-rsid="0009fcb7" style:font-size-asian="10pt" style:font-size-complex="10pt"/>
    </style:style>
    <style:style style:name="P23" style:family="paragraph" style:parent-style-name="Table_20_Contents">
      <style:text-properties fo:font-size="10pt" officeooo:rsid="003560bd" officeooo:paragraph-rsid="0009fcb7" style:font-size-asian="10pt" style:font-size-complex="10pt"/>
    </style:style>
    <style:style style:name="P24" style:family="paragraph" style:parent-style-name="Table_20_Contents">
      <style:text-properties fo:font-size="10pt" officeooo:rsid="003560bd" officeooo:paragraph-rsid="000a35a5" style:font-size-asian="10pt" style:font-size-complex="10pt"/>
    </style:style>
    <style:style style:name="P25" style:family="paragraph" style:parent-style-name="Table_20_Contents">
      <style:text-properties fo:font-size="10pt" officeooo:rsid="002694f2" officeooo:paragraph-rsid="0009fcb7" style:font-size-asian="10pt" style:font-size-complex="10pt"/>
    </style:style>
    <style:style style:name="P26" style:family="paragraph" style:parent-style-name="Table_20_Contents">
      <style:text-properties fo:font-size="10pt" officeooo:rsid="003a17c9" officeooo:paragraph-rsid="0009fcb7" style:font-size-asian="10pt" style:font-size-complex="10pt"/>
    </style:style>
    <style:style style:name="P27" style:family="paragraph" style:parent-style-name="Table_20_Contents">
      <style:text-properties fo:font-size="10pt" officeooo:rsid="00383a83" officeooo:paragraph-rsid="0009fcb7" style:font-size-asian="10pt" style:font-size-complex="10pt"/>
    </style:style>
    <style:style style:name="P28" style:family="paragraph" style:parent-style-name="Table_20_Contents">
      <style:text-properties fo:font-size="10pt" officeooo:paragraph-rsid="0009fcb7" style:font-size-asian="10pt" style:font-size-complex="10pt"/>
    </style:style>
    <style:style style:name="P29" style:family="paragraph" style:parent-style-name="Table_20_Contents">
      <style:text-properties officeooo:rsid="00243718" officeooo:paragraph-rsid="0009fcb7"/>
    </style:style>
    <style:style style:name="P30" style:family="paragraph" style:parent-style-name="Table_20_Contents">
      <style:text-properties officeooo:rsid="00349650" officeooo:paragraph-rsid="0009fcb7"/>
    </style:style>
    <style:style style:name="P31" style:family="paragraph" style:parent-style-name="Table_20_Contents" style:list-style-name="L1">
      <style:text-properties officeooo:rsid="003a17c9" officeooo:paragraph-rsid="0009fcb7"/>
    </style:style>
    <style:style style:name="P32" style:family="paragraph" style:parent-style-name="Table_20_Contents">
      <style:text-properties officeooo:rsid="003a17c9" officeooo:paragraph-rsid="0009fcb7"/>
    </style:style>
    <style:style style:name="P33" style:family="paragraph" style:parent-style-name="Table_20_Contents">
      <style:paragraph-properties fo:text-align="center" style:justify-single-word="false"/>
      <style:text-properties fo:font-size="14pt" fo:font-weight="bold" officeooo:rsid="000a5224" officeooo:paragraph-rsid="000a5224" style:font-size-asian="14pt" style:font-weight-asian="bold" style:font-size-complex="14pt" style:font-weight-complex="bold"/>
    </style:style>
    <style:style style:name="T1" style:family="text">
      <style:text-properties officeooo:rsid="002d7429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2d7429" style:font-weight-asian="normal" style:font-weight-complex="normal"/>
    </style:style>
    <style:style style:name="T4" style:family="text">
      <style:text-properties fo:font-weight="normal" officeooo:rsid="002f6400" style:font-weight-asian="normal" style:font-weight-complex="normal"/>
    </style:style>
    <style:style style:name="T5" style:family="text">
      <style:text-properties fo:font-weight="normal" officeooo:rsid="004df9f1" style:font-weight-asian="normal" style:font-weight-complex="normal"/>
    </style:style>
    <style:style style:name="T6" style:family="text">
      <style:text-properties fo:font-weight="normal" officeooo:rsid="0047827a" style:font-weight-asian="normal" style:font-weight-complex="normal"/>
    </style:style>
    <style:style style:name="T7" style:family="text">
      <style:text-properties fo:font-weight="normal" officeooo:rsid="003fc7d1" style:font-weight-asian="normal" style:font-weight-complex="normal"/>
    </style:style>
    <style:style style:name="T8" style:family="text">
      <style:text-properties fo:font-weight="normal" officeooo:rsid="00415124" style:font-weight-asian="normal" style:font-weight-complex="normal"/>
    </style:style>
    <style:style style:name="T9" style:family="text">
      <style:text-properties fo:font-weight="normal" officeooo:rsid="00383a83" style:font-weight-asian="normal" style:font-weight-complex="normal"/>
    </style:style>
    <style:style style:name="T10" style:family="text">
      <style:text-properties fo:font-weight="normal" officeooo:rsid="0035a828" style:font-weight-asian="normal" style:font-weight-complex="normal"/>
    </style:style>
    <style:style style:name="T11" style:family="text">
      <style:text-properties fo:font-weight="normal" officeooo:rsid="0030cd01" style:font-weight-asian="normal" style:font-weight-complex="normal"/>
    </style:style>
    <style:style style:name="T12" style:family="text">
      <style:text-properties fo:font-weight="normal" officeooo:rsid="0033fe04" style:font-weight-asian="normal" style:font-weight-complex="normal"/>
    </style:style>
    <style:style style:name="T13" style:family="text">
      <style:text-properties fo:font-weight="normal" officeooo:rsid="003193d1" style:font-weight-asian="normal" style:font-weight-complex="normal"/>
    </style:style>
    <style:style style:name="T14" style:family="text">
      <style:text-properties fo:font-weight="normal" officeooo:rsid="003d1d99" style:font-weight-asian="normal" style:font-weight-complex="normal"/>
    </style:style>
    <style:style style:name="T15" style:family="text">
      <style:text-properties fo:font-weight="normal" officeooo:rsid="00364946" style:font-weight-asian="normal" style:font-weight-complex="normal"/>
    </style:style>
    <style:style style:name="T16" style:family="text">
      <style:text-properties fo:font-weight="normal" officeooo:rsid="00436096" style:font-weight-asian="normal" style:font-weight-complex="normal"/>
    </style:style>
    <style:style style:name="T17" style:family="text">
      <style:text-properties fo:font-weight="normal" officeooo:rsid="00338d8f" style:font-weight-asian="normal" style:font-weight-complex="normal"/>
    </style:style>
    <style:style style:name="T18" style:family="text">
      <style:text-properties fo:font-weight="normal" officeooo:rsid="004f10a6" style:font-weight-asian="normal" style:font-weight-complex="normal"/>
    </style:style>
    <style:style style:name="T19" style:family="text">
      <style:text-properties fo:font-weight="normal" officeooo:rsid="003a1049" style:font-weight-asian="normal" style:font-weight-complex="normal"/>
    </style:style>
    <style:style style:name="T20" style:family="text">
      <style:text-properties officeooo:rsid="004df9f1"/>
    </style:style>
    <style:style style:name="T21" style:family="text">
      <style:text-properties officeooo:rsid="003a1049"/>
    </style:style>
    <style:style style:name="T22" style:family="text">
      <style:text-properties officeooo:rsid="00383a83"/>
    </style:style>
    <style:style style:name="T23" style:family="text">
      <style:text-properties officeooo:rsid="004bf7c0"/>
    </style:style>
    <style:style style:name="T24" style:family="text">
      <style:text-properties officeooo:rsid="00283476"/>
    </style:style>
    <style:style style:name="T25" style:family="text">
      <style:text-properties officeooo:rsid="00349650"/>
    </style:style>
    <style:style style:name="T26" style:family="text">
      <style:text-properties officeooo:rsid="0033d1de"/>
    </style:style>
    <style:style style:name="T27" style:family="text">
      <style:text-properties officeooo:rsid="0033fe04"/>
    </style:style>
    <style:style style:name="T28" style:family="text">
      <style:text-properties officeooo:rsid="003d1d99"/>
    </style:style>
    <style:style style:name="T29" style:family="text">
      <style:text-properties fo:font-size="10pt" style:font-size-asian="10pt" style:font-size-complex="10pt"/>
    </style:style>
    <style:style style:name="T30" style:family="text">
      <style:text-properties fo:font-size="10pt" officeooo:rsid="004bf7c0" style:font-size-asian="10pt" style:font-size-complex="10pt"/>
    </style:style>
    <style:style style:name="T31" style:family="text">
      <style:text-properties fo:font-size="10pt" officeooo:rsid="004c33eb" style:font-size-asian="10pt" style:font-size-complex="10pt"/>
    </style:style>
    <style:style style:name="T32" style:family="text">
      <style:text-properties fo:font-size="10pt" officeooo:rsid="004df9f1" style:font-size-asian="10pt" style:font-size-complex="10pt"/>
    </style:style>
    <style:style style:name="T33" style:family="text">
      <style:text-properties fo:font-size="10pt" officeooo:rsid="003eb428" style:font-size-asian="10pt" style:font-size-complex="10pt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4c33eb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officeooo:rsid="00441da3"/>
    </style:style>
    <style:style style:name="T38" style:family="text">
      <style:text-properties officeooo:rsid="0047827a"/>
    </style:style>
    <style:style style:name="T39" style:family="text">
      <style:text-properties officeooo:rsid="000a35a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DRAFT</text:p>
      <text:p text:style-name="P3"/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column table:style-name="Table1.E"/>
        <table:table-row>
          <table:table-cell table:style-name="Table1.A1" table:number-columns-spanned="5" office:value-type="string">
            <text:p text:style-name="P13"><text:span text:style-name="T1">Desired</text:span> Course Outcome: <text:span text:style-name="T2">Students will increase their confidence and competence in computer programming fundamentals, exploit development, and countermeasures deployment using the C programming language. <text:s/>These skills will enhance the student’s overall </text:span><text:span text:style-name="T3">technical competence and increase their </text:span><text:span text:style-name="T4">ability to contribute</text:span><text:span text:style-name="T3"> </text:span><text:span text:style-name="T4">to</text:span><text:span text:style-name="T3"> a</text:span><text:span text:style-name="T2"> team.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" office:value-type="string">
            <text:p text:style-name="P14">Subject Areas:</text:p>
          </table:table-cell>
          <table:table-cell table:style-name="Table1.B2" office:value-type="string">
            <text:p text:style-name="P15">Master</text:p>
            <text:p text:style-name="P18">Demonstrate mastery <text:span text:style-name="T20">using your own technique</text:span>. <text:s/><text:span text:style-name="T21">G</text:span>uidelines <text:span text:style-name="T22">are provided on the following page.</text:span> </text:p>
          </table:table-cell>
          <table:table-cell table:style-name="Table1.C2" office:value-type="string">
            <text:p text:style-name="P15">Proficient</text:p>
            <text:p text:style-name="P19"><text:span text:style-name="T23">Properly c</text:span>omplete two <text:span text:style-name="T24">or more </text:span>exercises <text:span text:style-name="T25">provided for</text:span> this category. </text:p>
          </table:table-cell>
          <table:table-cell table:style-name="Table1.D2" office:value-type="string">
            <text:p text:style-name="P15">Familiar</text:p>
            <text:p text:style-name="P20"><text:span text:style-name="T23">Properly c</text:span>omplete one of the exercises <text:span text:style-name="T25">provided for</text:span> this category.</text:p>
          </table:table-cell>
          <table:table-cell table:style-name="Table1.E2" office:value-type="string">
            <text:p text:style-name="P15">Needs Practice</text:p>
            <text:p text:style-name="P20"><text:span text:style-name="T26">N</text:span>ot able to complete any of the exercises <text:span text:style-name="T27">provided.</text:span></text:p>
          </table:table-cell>
        </table:table-row>
        <table:table-row>
          <table:table-cell table:style-name="Table1.A7" office:value-type="string">
            <text:p text:style-name="P29">Types, Operators, and Expressions</text:p>
          </table:table-cell>
          <table:table-cell table:style-name="Table1.B3" office:value-type="string">
            <text:p text:style-name="P22"/>
          </table:table-cell>
          <table:table-cell table:style-name="Table1.C3" office:value-type="string">
            <text:p text:style-name="P23"><text:span text:style-name="T39">Properly c</text:span>ompleted: </text:p>
            <text:p text:style-name="P24"><text:s text:c="3"/>Ex1_1</text:p>
            <text:p text:style-name="P24"><text:s text:c="3"/>Ex1_2</text:p>
          </table:table-cell>
          <table:table-cell table:style-name="Table1.D3" office:value-type="string">
            <text:p text:style-name="P25"/>
          </table:table-cell>
          <table:table-cell table:style-name="Table1.E3" office:value-type="string">
            <text:p text:style-name="P25"/>
          </table:table-cell>
        </table:table-row>
        <table:table-row>
          <table:table-cell table:style-name="Table1.A7" office:value-type="string">
            <text:p text:style-name="P29">Control Flow</text:p>
          </table:table-cell>
          <table:table-cell table:style-name="Table1.B4" office:value-type="string">
            <text:p text:style-name="P26"><text:s/><text:span text:style-name="T23">Achieved: </text:span>See comments</text:p>
          </table:table-cell>
          <table:table-cell table:style-name="Table1.C4" office:value-type="string">
            <text:p text:style-name="P28"/>
          </table:table-cell>
          <table:table-cell table:style-name="Table1.D4" office:value-type="string">
            <text:p text:style-name="P28"/>
          </table:table-cell>
          <table:table-cell table:style-name="Table1.E4" office:value-type="string">
            <text:p text:style-name="P28"/>
          </table:table-cell>
        </table:table-row>
        <table:table-row>
          <table:table-cell table:style-name="Table1.A7" office:value-type="string">
            <text:p text:style-name="P29">Functions and Program Structure</text:p>
          </table:table-cell>
          <table:table-cell table:style-name="Table1.B5" office:value-type="string">
            <text:p text:style-name="P28"/>
          </table:table-cell>
          <table:table-cell table:style-name="Table1.C5" office:value-type="string">
            <text:p text:style-name="P24"><text:span text:style-name="T39">Properly c</text:span>ompleted:</text:p>
            <text:p text:style-name="P27"><text:s text:c="3"/>Ex3_1</text:p>
            <text:p text:style-name="P27"><text:s text:c="3"/>Ex3_2</text:p>
          </table:table-cell>
          <table:table-cell table:style-name="Table1.D5" office:value-type="string">
            <text:p text:style-name="P28"/>
          </table:table-cell>
          <table:table-cell table:style-name="Table1.E5" office:value-type="string">
            <text:p text:style-name="P28"/>
          </table:table-cell>
        </table:table-row>
        <table:table-row>
          <table:table-cell table:style-name="Table1.A7" office:value-type="string">
            <text:p text:style-name="P29">Pointers and Arrays</text:p>
          </table:table-cell>
          <table:table-cell table:style-name="Table1.B6" office:value-type="string">
            <text:p text:style-name="P28"/>
          </table:table-cell>
          <table:table-cell table:style-name="Table1.C6" office:value-type="string">
            <text:p text:style-name="P24"><text:span text:style-name="T39">Properly c</text:span>ompleted:</text:p>
            <text:p text:style-name="P27"><text:s text:c="3"/>Ex4_1</text:p>
            <text:p text:style-name="P27"><text:s text:c="3"/>Ex4_2</text:p>
          </table:table-cell>
          <table:table-cell table:style-name="Table1.D6" office:value-type="string">
            <text:p text:style-name="P28"/>
          </table:table-cell>
          <table:table-cell table:style-name="Table1.E6" office:value-type="string">
            <text:p text:style-name="P28"/>
          </table:table-cell>
        </table:table-row>
        <table:table-row>
          <table:table-cell table:style-name="Table1.A7" office:value-type="string">
            <text:p text:style-name="P29">Input and Output</text:p>
          </table:table-cell>
          <table:table-cell table:style-name="Table1.B7" office:value-type="string">
            <text:p text:style-name="P26"><text:s/><text:span text:style-name="T23">Achieved: </text:span>See comments</text:p>
          </table:table-cell>
          <table:table-cell table:style-name="Table1.C7" office:value-type="string">
            <text:p text:style-name="P28"/>
          </table:table-cell>
          <table:table-cell table:style-name="Table1.D7" office:value-type="string">
            <text:p text:style-name="P28"/>
          </table:table-cell>
          <table:table-cell table:style-name="Table1.E7" office:value-type="string">
            <text:p text:style-name="P28"/>
          </table:table-cell>
        </table:table-row>
        <table:table-row>
          <table:table-cell table:style-name="Table1.A8" office:value-type="string">
            <text:p text:style-name="P29">Unix System Interface</text:p>
          </table:table-cell>
          <table:table-cell table:style-name="Table1.B8" office:value-type="string">
            <text:p text:style-name="P23"><text:s/><text:span text:style-name="T23">Achieved: </text:span>See comments</text:p>
          </table:table-cell>
          <table:table-cell table:style-name="Table1.C8" office:value-type="string">
            <text:p text:style-name="P28"/>
          </table:table-cell>
          <table:table-cell table:style-name="Table1.D8" office:value-type="string">
            <text:p text:style-name="P28"/>
          </table:table-cell>
          <table:table-cell table:style-name="Table1.E8" office:value-type="string">
            <text:p text:style-name="P28"/>
          </table:table-cell>
        </table:table-row>
        <table:table-row>
          <table:table-cell table:style-name="Table1.A9" office:value-type="string">
            <text:p text:style-name="P29">Buffer Overflows</text:p>
          </table:table-cell>
          <table:table-cell table:style-name="Table1.B9" office:value-type="string">
            <text:p text:style-name="P28"/>
          </table:table-cell>
          <table:table-cell table:style-name="Table1.C9" office:value-type="string">
            <text:p text:style-name="P24"><text:span text:style-name="T39">Properly c</text:span>ompleted:</text:p>
            <text:p text:style-name="P27"><text:s text:c="3"/>Ex<text:span text:style-name="T28">7</text:span>_1</text:p>
            <text:p text:style-name="P27"><text:s text:c="3"/>Ex<text:span text:style-name="T28">7</text:span>_2</text:p>
          </table:table-cell>
          <table:table-cell table:style-name="Table1.D9" office:value-type="string">
            <text:p text:style-name="P28"/>
          </table:table-cell>
          <table:table-cell table:style-name="Table1.E9" office:value-type="string">
            <text:p text:style-name="P28"/>
          </table:table-cell>
        </table:table-row>
        <table:table-row>
          <table:table-cell table:style-name="Table1.A10" office:value-type="string">
            <text:p text:style-name="P29">Shell Code</text:p>
          </table:table-cell>
          <table:table-cell table:style-name="Table1.B10" office:value-type="string">
            <text:p text:style-name="P28"/>
          </table:table-cell>
          <table:table-cell table:style-name="Table1.C10" office:value-type="string">
            <text:p text:style-name="P24"><text:span text:style-name="T39">Properly c</text:span>ompleted:</text:p>
            <text:p text:style-name="P27"><text:s text:c="3"/>Ex<text:span text:style-name="T28">8</text:span>_1</text:p>
            <text:p text:style-name="P27"><text:s text:c="3"/>Ex<text:span text:style-name="T28">8</text:span>_2</text:p>
          </table:table-cell>
          <table:table-cell table:style-name="Table1.D10" office:value-type="string">
            <text:p text:style-name="P28"/>
          </table:table-cell>
          <table:table-cell table:style-name="Table1.E10" office:value-type="string">
            <text:p text:style-name="P28"/>
          </table:table-cell>
        </table:table-row>
        <table:table-row>
          <table:table-cell table:style-name="Table1.A11" office:value-type="string">
            <text:p text:style-name="P30">Countermeasures</text:p>
          </table:table-cell>
          <table:table-cell table:style-name="Table1.B11" office:value-type="string">
            <text:p text:style-name="P28"/>
          </table:table-cell>
          <table:table-cell table:style-name="Table1.C11" office:value-type="string">
            <text:p text:style-name="P24"><text:span text:style-name="T39">Properly c</text:span>ompleted:</text:p>
            <text:p text:style-name="P27"><text:s text:c="3"/>Ex<text:span text:style-name="T28">9</text:span>_1</text:p>
            <text:p text:style-name="P27"><text:s text:c="3"/>Ex<text:span text:style-name="T28">9</text:span>_2</text:p>
          </table:table-cell>
          <table:table-cell table:style-name="Table1.D11" office:value-type="string">
            <text:p text:style-name="P28"/>
          </table:table-cell>
          <table:table-cell table:style-name="Table1.E11" office:value-type="string">
            <text:p text:style-name="P28"/>
          </table:table-cell>
        </table:table-row>
        <table:table-row>
          <table:table-cell table:style-name="Table1.A12" table:number-columns-spanned="5" office:value-type="string">
            <text:p text:style-name="P32">Comments:<text:span text:style-name="T29"> <text:s/></text:span><text:span text:style-name="T30">(Performance rated ‘Master’ or ‘Needs Practice’ should </text:span><text:span text:style-name="T31">include</text:span><text:span text:style-name="T30"> </text:span><text:span text:style-name="T31">a</text:span><text:span text:style-name="T30"> </text:span><text:span text:style-name="T32">comment</text:span><text:span text:style-name="T33"> </text:span><text:span text:style-name="T30">below)</text:span></text:p>
            <text:p text:style-name="P32"><text:span text:style-name="T30"/></text:p>
            <text:list xml:id="list3247176070949793054" text:style-name="L1">
              <text:list-item>
                <text:p text:style-name="P31"><text:span text:style-name="T34">Control Flow</text:span>: <text:s/><text:span text:style-name="T35">Demonstrated mastery by d</text:span>esign<text:span text:style-name="T35">ing</text:span> a control flow exercise that employs the use of <text:span text:style-name="T36">ifdef</text:span> and <text:span text:style-name="T36">ifndef</text:span> preprocessor commands to compile a cross-platform application.</text:p>
              </text:list-item>
              <text:list-item>
                <text:p text:style-name="P16">Input / Output: <text:span text:style-name="T2">Built an exercise that reads from and writes to external files. <text:s/>This was not accepted as proof of mastery because it was </text:span><text:span text:style-name="T5">very</text:span><text:span text:style-name="T2"> similar to exercise Ex5_2. <text:s/></text:span></text:p>
              </text:list-item>
              <text:list-item>
                <text:p text:style-name="P31">I<text:span text:style-name="T34">nput / Output</text:span>: <text:s/><text:span text:style-name="T37">Demonstrated mastery by b</text:span>uil<text:span text:style-name="T37">ding</text:span> upon the <text:span text:style-name="T37">current </text:span>user and file based exercises <text:span text:style-name="T37">with</text:span> an exercise that reads/writes to a relational database.</text:p>
              </text:list-item>
              <text:list-item>
                <text:p text:style-name="P31"><text:span text:style-name="T34">Unix System Interface:</text:span> <text:s/>Designed an exercise that requires students to write a Linux <text:span text:style-name="T28">d</text:span>aemon <text:span text:style-name="T38">to</text:span> detect unauthorized access of critical system resources <text:span text:style-name="T20">(clearly master level)</text:span>. <text:s/></text:p>
              </text:list-item>
              <text:list-item>
                <text:p text:style-name="P17"><text:span text:style-name="T38">Flag</text:span> Challenge: <text:s/><text:span text:style-name="T6">A</text:span><text:span text:style-name="T2">chieved the third highest CTF score in her class (122 /150 ) <text:s/></text:span></text:p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1"/>
      <text:p text:style-name="P4"/>
      <text:p text:style-name="P33"><text:span text:style-name="T21">Demonstrating Mastery</text:span></text:p>
      <text:p text:style-name="P21"/>
      <text:p text:style-name="P8"><text:span text:style-name="T2">To demonstrate mastery, students </text:span><text:span text:style-name="T7">must think </text:span><text:span text:style-name="T8">beyond</text:span><text:span text:style-name="T7"> the current</text:span><text:span text:style-name="T2"> course curriculum. <text:s/>Students are encouraged to be creative. <text:s/>We are looking for students that can find innovative ways to demonstrate </text:span><text:span text:style-name="T9">their skills</text:span><text:span text:style-name="T2">. <text:s/></text:span></text:p>
      <text:p text:style-name="P6"/>
      <text:p text:style-name="P8"><text:span text:style-name="T10">C</text:span><text:span text:style-name="T11">ustom solution</text:span><text:span text:style-name="T10">s</text:span><text:span text:style-name="T11"> </text:span><text:span text:style-name="T12">(code)</text:span><text:span text:style-name="T11"> </text:span><text:span text:style-name="T10">submitted </text:span><text:span text:style-name="T11">to demonstrate mastery of particular </text:span><text:span text:style-name="T12">subject/technique</text:span><text:span text:style-name="T11"> </text:span><text:span text:style-name="T10">should be formatted</text:span><text:span text:style-name="T11"> as</text:span><text:span text:style-name="T12"> </text:span><text:span text:style-name="T10">an </text:span><text:span text:style-name="T11">exercise. <text:s/>This will help facilitate incorporating </text:span><text:span text:style-name="T10">the</text:span><text:span text:style-name="T11"> idea/technique into the curriculum </text:span><text:span text:style-name="T13">for future classes</text:span><text:span text:style-name="T11"> </text:span><text:span text:style-name="T14">if the course developers </text:span><text:span text:style-name="T7">decide to do so</text:span><text:span text:style-name="T14">.</text:span></text:p>
      <text:p text:style-name="P6"/>
      <text:p text:style-name="P9"><text:span text:style-name="T11">I</text:span><text:span text:style-name="T2">f a submission is incomplete and/or poorly executed, it will not be accepted as evidence of mastery level competence. <text:s/></text:span><text:span text:style-name="T10">If the instructor informs a student that their submission does not meet his/her expectations for mastery level, the </text:span><text:span text:style-name="T15">instructor</text:span><text:span text:style-name="T10"> will provide the student feedback.</text:span><text:span text:style-name="T2"> <text:s/></text:span></text:p>
      <text:p text:style-name="P7"/>
      <text:p text:style-name="P9"><text:span text:style-name="T2">All attempts are recorded </text:span><text:span text:style-name="T15">and influence student’s final assessment</text:span><text:span text:style-name="T2">. <text:s/></text:span><text:span text:style-name="T10">If a student completes the provided exercises (</text:span><text:span text:style-name="T7">p</text:span><text:span text:style-name="T10">roof of </text:span><text:span text:style-name="T7">p</text:span><text:span text:style-name="T10">roficiency) and attempts to demonstrate mastery, but does not meet the instructor’s subjective expectations, this still reflects </text:span><text:span text:style-name="T15">very </text:span><text:span text:style-name="T10">positively on the </text:span><text:span text:style-name="T15">student! <text:s text:c="3"/></text:span></text:p>
      <text:p text:style-name="P6"/>
      <text:p text:style-name="P11"><text:span text:style-name="T2">The following types of </text:span><text:span text:style-name="T15">mastery level solutions are highly </text:span><text:span text:style-name="T16">encouraged</text:span><text:span text:style-name="T15">:</text:span></text:p>
      <text:list xml:id="list3571993772956308732" text:style-name="L3">
        <text:list-item>
          <text:p text:style-name="P10"><text:span text:style-name="T2">Exercises </text:span><text:span text:style-name="T15">that require</text:span><text:span text:style-name="T2"> critical thinking and problem solving skills</text:span></text:p>
        </text:list-item>
        <text:list-item>
          <text:p text:style-name="P10"><text:span text:style-name="T2">Exercises designed as team </text:span><text:span text:style-name="T12">building </text:span><text:span text:style-name="T2">exercises</text:span></text:p>
        </text:list-item>
        <text:list-item>
          <text:p text:style-name="P10"><text:span text:style-name="T9">Exercises </text:span><text:span text:style-name="T17">that require students to stand-up, move around, or leave the classroom. </text:span></text:p>
        </text:list-item>
        <text:list-item>
          <text:p text:style-name="P10"><text:span text:style-name="T18">Hands-on e</text:span><text:span text:style-name="T17">xercises that employ Raspberry PI, Ardu</text:span><text:span text:style-name="T19">ino</text:span><text:span text:style-name="T17">, 3d Printing etc. <text:s/></text:span></text:p>
        </text:list-item>
      </text:list>
      <text:p text:style-name="P12"><text:span text:style-name="T17">A</text:span><text:span text:style-name="T2">s long as </text:span><text:span text:style-name="T17">you remain safe and on topic, your left and right limits are almost non-existent. Show us what you can do!</text:span></text:p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0:23:48.696829121</meta:creation-date>
    <dc:date>2016-10-27T20:31:32.228679041</dc:date>
    <meta:editing-duration>PT7M42S</meta:editing-duration>
    <meta:editing-cycles>3</meta:editing-cycles>
    <meta:generator>LibreOffice/5.1.6.1.0$Linux_X86_64 LibreOffice_project/10$Build-1</meta:generator>
    <meta:document-statistic meta:table-count="1" meta:image-count="0" meta:object-count="0" meta:page-count="2" meta:paragraph-count="58" meta:word-count="511" meta:character-count="3495" meta:non-whitespace-character-count="2979"/>
  </office:meta>
</office:document-meta>
</file>